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3edf" officeooo:paragraph-rsid="00103edf"/>
    </style:style>
    <style:style style:name="P2" style:family="paragraph" style:parent-style-name="Standard">
      <style:text-properties officeooo:rsid="00121432" officeooo:paragraph-rsid="00121432"/>
    </style:style>
    <style:style style:name="P3" style:family="paragraph" style:parent-style-name="Standard">
      <style:text-properties officeooo:rsid="00121432" officeooo:paragraph-rsid="00132e2d"/>
    </style:style>
    <style:style style:name="P4" style:family="paragraph" style:parent-style-name="Standard">
      <style:text-properties officeooo:rsid="00121432" officeooo:paragraph-rsid="0016359f"/>
    </style:style>
    <style:style style:name="P5" style:family="paragraph" style:parent-style-name="Standard">
      <style:text-properties officeooo:rsid="00132e2d" officeooo:paragraph-rsid="00132e2d"/>
    </style:style>
    <style:style style:name="T1" style:family="text">
      <style:text-properties officeooo:rsid="001521d9"/>
    </style:style>
    <style:style style:name="T2" style:family="text">
      <style:text-properties officeooo:rsid="001635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FPGA = <text:tab/>wiringPi<text:tab/><text:span text:style-name="T1">USE</text:span></text:p>
      <text:p text:style-name="P2">AJ16 = <text:tab/>0<text:tab/><text:tab/><text:span text:style-name="T1">RDY_PI</text:span></text:p>
      <text:p text:style-name="P5">AH18 = <text:tab/>1<text:tab/><text:tab/><text:span text:style-name="T1">FPGA_RDY</text:span></text:p>
      <text:p text:style-name="P5">AH17 = <text:tab/>2<text:tab/><text:tab/><text:span text:style-name="T1">block1 == kleinste</text:span></text:p>
      <text:p text:style-name="P2">AG16 = <text:tab/>3<text:tab/><text:tab/><text:span text:style-name="T1">block2</text:span></text:p>
      <text:p text:style-name="P2">AE16 = <text:tab/>4<text:tab/><text:tab/><text:span text:style-name="T1">block3</text:span></text:p>
      <text:p text:style-name="P4">AF16 = <text:tab/>5<text:tab/><text:tab/><text:span text:style-name="T1">block4</text:span></text:p>
      <text:p text:style-name="P4">AG17 = <text:tab/> 6<text:tab/><text:tab/><text:span text:style-name="T1">block5 == grootste</text:span></text:p>
      <text:p text:style-name="P3">AK16 = <text:tab/>7<text:tab/><text:tab/><text:span text:style-name="T2">INIT_RDY</text:span><text:tab/></text:p>
      <text:p text:style-name="P3">AD19 = <text:tab/>10<text:tab/><text:tab/><text:span text:style-name="T2">x1</text:span></text:p>
      <text:p text:style-name="P3">AD20 = <text:tab/>11<text:tab/><text:tab/><text:span text:style-name="T2">x2</text:span></text:p>
      <text:p text:style-name="P5">AJ20 <text:s/>= <text:tab/>12<text:tab/><text:tab/><text:span text:style-name="T2">y1</text:span></text:p>
      <text:p text:style-name="P2">AK21 = <text:tab/>14<text:tab/><text:tab/><text:span text:style-name="T2">y2</text:span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2:40:38.661215853</meta:creation-date>
    <dc:date>2014-11-03T14:03:29.189980247</dc:date>
    <meta:editing-duration>PT21M48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13" meta:word-count="56" meta:character-count="243" meta:non-whitespace-character-count="172"/>
  </office:meta>
</office:document-meta>
</file>